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acc74" officeooo:paragraph-rsid="000acc74"/>
    </style:style>
    <style:style style:name="P2" style:family="paragraph" style:parent-style-name="Standard">
      <style:paragraph-properties fo:text-align="center" style:justify-single-word="false"/>
      <style:text-properties officeooo:rsid="000acc74" officeooo:paragraph-rsid="000acc74"/>
    </style:style>
    <style:style style:name="P3" style:family="paragraph" style:parent-style-name="Standard">
      <style:text-properties officeooo:rsid="000b3aa9" officeooo:paragraph-rsid="000b3aa9"/>
    </style:style>
    <style:style style:name="P4" style:family="paragraph" style:parent-style-name="Standard">
      <style:text-properties officeooo:rsid="000b3aa9" officeooo:paragraph-rsid="000b3aa9"/>
    </style:style>
    <style:style style:name="P5" style:family="paragraph" style:parent-style-name="Standard">
      <style:text-properties officeooo:rsid="000d0974" officeooo:paragraph-rsid="000d0974"/>
    </style:style>
    <style:style style:name="T1" style:family="text">
      <style:text-properties officeooo:rsid="000b3a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hieu Jan</text:p>
      <text:p text:style-name="P1">Felix Bezançon</text:p>
      <text:p text:style-name="P1"/>
      <text:p text:style-name="P1"/>
      <text:p text:style-name="P2">TD4</text:p>
      <text:p text:style-name="P1"/>
      <text:p text:style-name="P1">Question 1 – Quels sont les différents participants intervenant dans ce processus ?</text:p>
      <text:p text:style-name="P1"/>
      <text:p text:style-name="P1">- Salarié</text:p>
      <text:p text:style-name="P1">- Service paye</text:p>
      <text:p text:style-name="P1">- Responsable d’entité</text:p>
      <text:p text:style-name="P1"/>
      <text:p text:style-name="P1">Question 2 – Quand ce processus est-il déclenché ?</text:p>
      <text:p text:style-name="P1"/>
      <text:p text:style-name="P1">- Il est déclenché quand un salarié fait une demande de remboursement de frais.</text:p>
      <text:p text:style-name="P1"/>
      <text:p text:style-name="P1">Question 3 – Quelles sont les issues possibles de ce processus ?</text:p>
      <text:p text:style-name="P1"/>
      <text:p text:style-name="P1">- <text:span text:style-name="T1">Les frais sont validés par le service de paye qui confirme auprès de l’employé.</text:span></text:p>
      <text:p text:style-name="P3">- Les frais sont refusé par le service de paye, mais le responsible d’entité les valide. Le service de paye modifie le solde et confirme auprès de l’employé.</text:p>
      <text:p text:style-name="P3">- Les frais sont refusé par le serice et par le responsible d’entité qui notifie l’employé.</text:p>
      <text:p text:style-name="P3"/>
      <text:p text:style-name="P3">Question 4 – Quelle est la signification de l’icone suivante ?</text:p>
      <text:p text:style-name="P3"/>
      <text:p text:style-name="P3">- Signifie que l’instance du processus ne s’arrête que lorsque tout les evenements ont eu lieu.</text:p>
      <text:p text:style-name="P3"/>
      <text:p text:style-name="P3"/>
      <text:p text:style-name="P5">Note pour la suite :</text:p>
      <text:p text:style-name="P5">- Le logiciel que nous avons utilisé est camunda modeler, qui presentera peut être quelques erreurs dans les sché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4:41:30.236235070</meta:creation-date>
    <dc:date>2017-11-07T16:55:05.083420208</dc:date>
    <meta:editing-duration>PT39M10S</meta:editing-duration>
    <meta:editing-cycles>2</meta:editing-cycles>
    <meta:generator>LibreOffice/5.4.2.2.0$Linux_X86_64 LibreOffice_project/40m0$Build-2</meta:generator>
    <meta:document-statistic meta:table-count="0" meta:image-count="0" meta:object-count="0" meta:page-count="1" meta:paragraph-count="17" meta:word-count="167" meta:character-count="972" meta:non-whitespace-character-count="818"/>
  </office:meta>
</office:document-meta>
</file>